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www.analyticsvidhyhttps://www.analyticsvidhya.com/glossary-of-common-statistics-and-machine-learning-terms/a.com/glossary-of-common-statistics-and-machine-learning-term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1:50:44.636272426</meta:creation-date>
    <dc:date>2020-04-15T11:51:55.836093069</dc:date>
    <meta:editing-duration>PT1M14S</meta:editing-duration>
    <meta:editing-cycles>1</meta:editing-cycles>
    <meta:document-statistic meta:table-count="0" meta:image-count="0" meta:object-count="0" meta:page-count="1" meta:paragraph-count="1" meta:word-count="1" meta:character-count="178" meta:non-whitespace-character-count="178"/>
    <meta:generator>LibreOffice/6.0.7.3$Linux_X86_64 LibreOffice_project/00m0$Build-3</meta:generator>
  </office:meta>
</office:document-meta>
</file>